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47.8pt"/>
    </style:style>
    <style:style style:name="co3" style:family="table-column">
      <style:table-column-properties fo:break-before="auto" style:column-width="160.41pt"/>
    </style:style>
    <style:style style:name="co4" style:family="table-column">
      <style:table-column-properties fo:break-before="auto" style:column-width="129.94pt"/>
    </style:style>
    <style:style style:name="co5" style:family="table-column">
      <style:table-column-properties fo:break-before="auto" style:column-width="432pt"/>
    </style:style>
    <style:style style:name="co6" style:family="table-column">
      <style:table-column-properties fo:break-before="auto" style:column-width="78.01pt"/>
    </style:style>
    <style:style style:name="co7" style:family="table-column">
      <style:table-column-properties fo:break-before="auto" style:column-width="99.01pt"/>
    </style:style>
    <style:style style:name="co8" style:family="table-column">
      <style:table-column-properties fo:break-before="auto" style:column-width="89.26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327.54pt"/>
    </style:style>
    <style:style style:name="co1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length (sec)</text:p>
          </table:table-cell>
          <table:table-cell office:value-type="string" calcext:value-type="string">
            <text:p>num gop</text:p>
          </table:table-cell>
          <table:table-cell office:value-type="string" calcext:value-type="string">
            <text:p>Orignal name</text:p>
          </table:table-cell>
          <table:table-cell/>
          <table:table-cell office:value-type="string" calcext:value-type="string">
            <text:p>original codec</text:p>
          </table:table-cell>
          <table:table-cell office:value-type="string" calcext:value-type="string">
            <text:p>original resolution</text:p>
          </table:table-cell>
          <table:table-cell office:value-type="string" calcext:value-type="string">
            <text:p>original bit rate</text:p>
          </table:table-cell>
          <table:table-cell office:value-type="string" calcext:value-type="string">
            <text:p>original frame rat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99294" calcext:value-type="float">
            <text:p>709929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to26myth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office:value-type="float" office:value="1488" calcext:value-type="float">
            <text:p>1488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158632" calcext:value-type="float">
            <text:p>10515863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0714_Pills_4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5921" calcext:value-type="float">
            <text:p>3592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131763" calcext:value-type="float">
            <text:p>5913176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1212_077_Vietnam_1080p96fps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2316" calcext:value-type="float">
            <text:p>4231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693784" calcext:value-type="float">
            <text:p>606937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0111_053_Tokyo_BusyStreetNight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2538" calcext:value-type="float">
            <text:p>32538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97094" calcext:value-type="float">
            <text:p>5019709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0216A_120_RiverInForest3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7175" calcext:value-type="float">
            <text:p>371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46551" calcext:value-type="float">
            <text:p>400465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216A_141_WomanWatchingWaterfall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6397" calcext:value-type="float">
            <text:p>3639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428655" calcext:value-type="float">
            <text:p>264286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0216B_176_WaterfallInJungle2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8852" calcext:value-type="float">
            <text:p>38852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488506" calcext:value-type="float">
            <text:p>5248850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0411A_05_Blossom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26786" calcext:value-type="float">
            <text:p>2678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795394" calcext:value-type="float">
            <text:p>6879539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0411A_23_Blossom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1683" calcext:value-type="float">
            <text:p>3168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286179" calcext:value-type="float">
            <text:p>2828617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422B_039_LemonTree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3131" calcext:value-type="float">
            <text:p>3313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076642" calcext:value-type="float">
            <text:p>4207664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609_A_Delhi_070_1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1301" calcext:value-type="float">
            <text:p>41301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450606" calcext:value-type="float">
            <text:p>5845060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0609_B_DelhiJamaMasjid_055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7142" calcext:value-type="float">
            <text:p>37142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647706" calcext:value-type="float">
            <text:p>2764770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609_F_Varanasi_050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x1080</text:p>
          </table:table-cell>
          <table:table-cell office:value-type="float" office:value="25986" calcext:value-type="float">
            <text:p>2598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837492" calcext:value-type="float">
            <text:p>338374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0609_F_Varanasi_051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x1080</text:p>
          </table:table-cell>
          <table:table-cell office:value-type="float" office:value="36846" calcext:value-type="float">
            <text:p>36846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12451" calcext:value-type="float">
            <text:p>1041245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0728_Berlin_D_002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x1080</text:p>
          </table:table-cell>
          <table:table-cell office:value-type="float" office:value="42635" calcext:value-type="float">
            <text:p>4263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331032" calcext:value-type="float">
            <text:p>353310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124_A1_HD_021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x1080</text:p>
          </table:table-cell>
          <table:table-cell office:value-type="float" office:value="33319" calcext:value-type="float">
            <text:p>3331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447044" calcext:value-type="float">
            <text:p>7144704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1124_B1_HD_006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x1080</text:p>
          </table:table-cell>
          <table:table-cell office:value-type="float" office:value="37676" calcext:value-type="float">
            <text:p>3767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495552" calcext:value-type="float">
            <text:p>7149555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0301_09_A_KowloStreets_08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3840x2160</text:p>
          </table:table-cell>
          <table:table-cell office:value-type="float" office:value="39933" calcext:value-type="float">
            <text:p>3993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888312" calcext:value-type="float">
            <text:p>618883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0301_22_B_Timelapses_11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x1080</text:p>
          </table:table-cell>
          <table:table-cell office:value-type="float" office:value="33535" calcext:value-type="float">
            <text:p>3353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623045" calcext:value-type="float">
            <text:p>6462304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06401051_1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x720</text:p>
          </table:table-cell>
          <table:table-cell office:value-type="float" office:value="14091" calcext:value-type="float">
            <text:p>1409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91450" calcext:value-type="float">
            <text:p>949145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umn - 1990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office:value-type="float" office:value="4548" calcext:value-type="float">
            <text:p>4548</text:p>
          </table:table-cell>
          <table:table-cell office:value-type="float" office:value="23.98" calcext:value-type="float">
            <text:p>23.9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090188" calcext:value-type="float">
            <text:p>27090188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ach - 3998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office:value-type="float" office:value="2459" calcext:value-type="float">
            <text:p>245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25031" calcext:value-type="float">
            <text:p>1192503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ast - 1270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office:value-type="float" office:value="2486" calcext:value-type="float">
            <text:p>248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88048" calcext:value-type="float">
            <text:p>5788048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LP_PART_2_768k</text:p>
          </table:table-cell>
          <table:table-cell/>
          <table:table-cell office:value-type="string" calcext:value-type="string">
            <text:p>mpeg4</text:p>
          </table:table-cell>
          <table:table-cell office:value-type="string" calcext:value-type="string">
            <text:p>400x300</text:p>
          </table:table-cell>
          <table:table-cell office:value-type="float" office:value="217" calcext:value-type="float">
            <text:p>217</text:p>
          </table:table-cell>
          <table:table-cell office:value-type="float" office:value="29.97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44036" calcext:value-type="float">
            <text:p>194403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lbycanyon</text:p>
          </table:table-cell>
          <table:table-cell/>
          <table:table-cell office:value-type="string" calcext:value-type="string">
            <text:p>mpeg4</text:p>
          </table:table-cell>
          <table:table-cell office:value-type="string" calcext:value-type="string">
            <text:p>720x480</text:p>
          </table:table-cell>
          <table:table-cell office:value-type="float" office:value="264" calcext:value-type="float">
            <text:p>264</text:p>
          </table:table-cell>
          <table:table-cell office:value-type="float" office:value="29.97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332908" calcext:value-type="float">
            <text:p>833290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ass Ball By The Shore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505" calcext:value-type="float">
            <text:p>4505</text:p>
          </table:table-cell>
          <table:table-cell office:value-type="float" office:value="29.97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404790" calcext:value-type="float">
            <text:p>3040479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pes_1Videvo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15465" calcext:value-type="float">
            <text:p>154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844168" calcext:value-type="float">
            <text:p>57844168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credibles-2-trailer-1_h72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x544</text:p>
          </table:table-cell>
          <table:table-cell office:value-type="float" office:value="4626" calcext:value-type="float">
            <text:p>4626</text:p>
          </table:table-cell>
          <table:table-cell office:value-type="float" office:value="23.98" calcext:value-type="float">
            <text:p>23.98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0309156" calcext:value-type="float">
            <text:p>170309156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credibles-2-trailer-2_h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x816</text:p>
          </table:table-cell>
          <table:table-cell office:value-type="float" office:value="9348" calcext:value-type="float">
            <text:p>9348</text:p>
          </table:table-cell>
          <table:table-cell office:value-type="float" office:value="23.98" calcext:value-type="float">
            <text:p>23.98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8984" calcext:value-type="float">
            <text:p>102898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b_2</text:p>
          </table:table-cell>
          <table:table-cell/>
          <table:table-cell office:value-type="string" calcext:value-type="string">
            <text:p>mpeg4</text:p>
          </table:table-cell>
          <table:table-cell office:value-type="string" calcext:value-type="string">
            <text:p>720x480</text:p>
          </table:table-cell>
          <table:table-cell office:value-type="float" office:value="287" calcext:value-type="float">
            <text:p>287</text:p>
          </table:table-cell>
          <table:table-cell office:value-type="float" office:value="29.97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81511" calcext:value-type="float">
            <text:p>170815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d0924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10269" calcext:value-type="float">
            <text:p>1026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96078" calcext:value-type="float">
            <text:p>61960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 Angle Shot Of A Beautiful Island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176" calcext:value-type="float">
            <text:p>4176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6394914" calcext:value-type="float">
            <text:p>286394914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ong Kong - 2849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3840x2160</text:p>
          </table:table-cell>
          <table:table-cell office:value-type="float" office:value="29728" calcext:value-type="float">
            <text:p>29728</text:p>
          </table:table-cell>
          <table:table-cell office:value-type="float" office:value="29.97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230023" calcext:value-type="float">
            <text:p>232300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dFashionedFilmLeaderCountdownVidevo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14333" calcext:value-type="float">
            <text:p>14333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101538" calcext:value-type="float">
            <text:p>601015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est_15_4_Videvo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50285" calcext:value-type="float">
            <text:p>5028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6227846" calcext:value-type="float">
            <text:p>1622784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Man Surfing</text:p>
          </table:table-cell>
          <table:table-cell table:style-name="Default"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table:style-name="Default" office:value-type="float" office:value="2495" calcext:value-type="float">
            <text:p>249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9027795" calcext:value-type="float">
            <text:p>9027795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New Taiwanese Bubble Tea Shop With Flavoured Pearls – Playmade</text:p>
          </table:table-cell>
          <table:table-cell table:style-name="Default"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table:style-name="Default" office:value-type="float" office:value="1251" calcext:value-type="float">
            <text:p>125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27795" calcext:value-type="float">
            <text:p>902779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City Buildings-H264 75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office:value-type="float" office:value="7850" calcext:value-type="float">
            <text:p>785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901160" calcext:value-type="float">
            <text:p>90116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P6090053</text:p>
          </table:table-cell>
          <table:table-cell/>
          <table:table-cell office:value-type="string" calcext:value-type="string">
            <text:p>mpeg4</text:p>
          </table:table-cell>
          <table:table-cell office:value-type="string" calcext:value-type="string">
            <text:p>340x240</text:p>
          </table:table-cell>
          <table:table-cell office:value-type="float" office:value="233" calcext:value-type="float">
            <text:p>233</text:p>
          </table:table-cell>
          <table:table-cell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0435282" calcext:value-type="float">
            <text:p>10435282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109" calcext:value-type="float">
            <text:p>109</text:p>
          </table:table-cell>
          <table:table-cell office:value-type="string" calcext:value-type="string">
            <text:p>page18-movie-4</text:p>
          </table:table-cell>
          <table:table-cell table:style-name="Default"/>
          <table:table-cell office:value-type="string" calcext:value-type="string">
            <text:p>mpeg4</text:p>
          </table:table-cell>
          <table:table-cell office:value-type="string" calcext:value-type="string">
            <text:p>480x270</text:p>
          </table:table-cell>
          <table:table-cell office:value-type="float" office:value="425" calcext:value-type="float">
            <text:p>425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1082532" calcext:value-type="float">
            <text:p>1108253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Panasonic_HDC_TM_700_P_50i</text:p>
          </table:table-cell>
          <table:table-cell/>
          <table:table-cell office:value-type="string" calcext:value-type="string">
            <text:p>mpeg4</text:p>
          </table:table-cell>
          <table:table-cell office:value-type="string" calcext:value-type="string">
            <text:p>1920 × 1080</text:p>
          </table:table-cell>
          <table:table-cell office:value-type="float" office:value="1781" calcext:value-type="float">
            <text:p>1781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102628" calcext:value-type="float">
            <text:p>121026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xels Videos 2567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579" calcext:value-type="float">
            <text:p>4579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9175118" calcext:value-type="float">
            <text:p>391751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Run_5_wo_metadata_h264420_720p_UHQ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office:value-type="float" office:value="20583" calcext:value-type="float">
            <text:p>20583</text:p>
          </table:table-cell>
          <table:table-cell office:value-type="float" office:value="23.98" calcext:value-type="float">
            <text:p>23.98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0593261" calcext:value-type="float">
            <text:p>42059326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mple-Elysium.2013.2160p</text:p>
          </table:table-cell>
          <table:table-cell/>
          <table:table-cell office:value-type="string" calcext:value-type="string">
            <text:p>H.265</text:p>
          </table:table-cell>
          <table:table-cell office:value-type="string" calcext:value-type="string">
            <text:p>3840x1606</text:p>
          </table:table-cell>
          <table:table-cell office:value-type="float" office:value="51036" calcext:value-type="float">
            <text:p>51036</text:p>
          </table:table-cell>
          <table:table-cell office:value-type="float" office:value="23.98" calcext:value-type="float">
            <text:p>23.98</text:p>
          </table:table-cell>
          <table:table-cell table:number-columns-repeated="1014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1059259" calcext:value-type="float">
            <text:p>21059259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string" calcext:value-type="string">
            <text:p>SampleVideo_320x240_20mb.</text:p>
          </table:table-cell>
          <table:table-cell table:style-name="Default"/>
          <table:table-cell table:style-name="Default" office:value-type="string" calcext:value-type="string">
            <text:p>MPEG-4 </text:p>
          </table:table-cell>
          <table:table-cell office:value-type="string" calcext:value-type="string">
            <text:p>340x240</text:p>
          </table:table-cell>
          <table:table-cell office:value-type="float" office:value="395" calcext:value-type="float">
            <text:p>39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31469062" calcext:value-type="float">
            <text:p>31469062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string" calcext:value-type="string">
            <text:p>SampleVideo_320x240_30mb</text:p>
          </table:table-cell>
          <table:table-cell table:style-name="Default"/>
          <table:table-cell office:value-type="string" calcext:value-type="string">
            <text:p>mpeg4</text:p>
          </table:table-cell>
          <table:table-cell office:value-type="string" calcext:value-type="string">
            <text:p>320x240</text:p>
          </table:table-cell>
          <table:table-cell office:value-type="float" office:value="389" calcext:value-type="float">
            <text:p>389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09722" calcext:value-type="float">
            <text:p>63097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xels Videos 2650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320x240</text:p>
          </table:table-cell>
          <table:table-cell office:value-type="float" office:value="4333" calcext:value-type="float">
            <text:p>433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503560" calcext:value-type="float">
            <text:p>31503560</text:p>
          </table:table-cell>
          <table:table-cell office:value-type="float" office:value="311" calcext:value-type="float">
            <text:p>3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ampleVideo_360x240_30mb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320x240</text:p>
          </table:table-cell>
          <table:table-cell office:value-type="float" office:value="1018" calcext:value-type="float">
            <text:p>1018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96299" calcext:value-type="float">
            <text:p>54962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xels Videos 2662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389" calcext:value-type="float">
            <text:p>4389</text:p>
          </table:table-cell>
          <table:table-cell office:value-type="float" office:value="23.98" calcext:value-type="float">
            <text:p>23.98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73476" calcext:value-type="float">
            <text:p>757347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xels Videos 3367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429" calcext:value-type="float">
            <text:p>44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63522" calcext:value-type="float">
            <text:p>90635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n - 305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540" calcext:value-type="float">
            <text:p>454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14855" calcext:value-type="float">
            <text:p>751485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slands - 2119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1058" calcext:value-type="float">
            <text:p>1058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727219" calcext:value-type="float">
            <text:p>107272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slands - 2119</text:p>
          </table:table-cell>
          <table:table-cell/>
          <table:table-cell office:value-type="string" calcext:value-type="string">
            <text:p>mpeg4</text:p>
          </table:table-cell>
          <table:table-cell office:value-type="string" calcext:value-type="string">
            <text:p>1920 × 1080</text:p>
          </table:table-cell>
          <table:table-cell office:value-type="float" office:value="3386" calcext:value-type="float">
            <text:p>3386</text:p>
          </table:table-cell>
          <table:table-cell office:value-type="float" office:value="29.97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652104" calcext:value-type="float">
            <text:p>1165210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llyfish-25-mbps-hd-hevc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096" calcext:value-type="float">
            <text:p>3096</text:p>
          </table:table-cell>
          <table:table-cell office:value-type="float" office:value="23.98" calcext:value-type="float">
            <text:p>23.98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656105" calcext:value-type="float">
            <text:p>2265610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p - 311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9981" calcext:value-type="float">
            <text:p>9981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8992" calcext:value-type="float">
            <text:p>27899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p - 311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2500 x 1200</text:p>
          </table:table-cell>
          <table:table-cell office:value-type="float" office:value="11956" calcext:value-type="float">
            <text:p>11956</text:p>
          </table:table-cell>
          <table:table-cell office:value-type="float" office:value="29.97" calcext:value-type="float">
            <text:p>29.97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9572396" calcext:value-type="float">
            <text:p>119572396</text:p>
          </table:table-cell>
          <table:table-cell office:value-type="float" office:value="214" calcext:value-type="float">
            <text:p>21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ou_gotta_wear_a_yukata_while_in_japan_1080p.mp4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274" calcext:value-type="float">
            <text:p>4274</text:p>
          </table:table-cell>
          <table:table-cell office:value-type="float" office:value="29.98" calcext:value-type="float">
            <text:p>29.98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146050" calcext:value-type="float">
            <text:p>1414605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ght_Beer_Pouring_From_Beer_Bottle_2.mp4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4287" calcext:value-type="float">
            <text:p>4287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805655" calcext:value-type="float">
            <text:p>23805655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oman_keeps_finding_flowers_on_her_porch_then_she_finally_catches_her_secret_admirer_in_action_1080p.mp4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892" calcext:value-type="float">
            <text:p>892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00888" calcext:value-type="float">
            <text:p>3900888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ion-sample</text:p>
          </table:table-cell>
          <table:table-cell/>
          <table:table-cell office:value-type="string" calcext:value-type="string">
            <text:p>MPEG-4 </text:p>
          </table:table-cell>
          <table:table-cell office:value-type="string" calcext:value-type="string">
            <text:p>384 x 288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177137" calcext:value-type="float">
            <text:p>5917713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indrops_Videvo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8018" calcext:value-type="float">
            <text:p>8018</text:p>
          </table:table-cell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985324" calcext:value-type="float">
            <text:p>20985324</text:p>
          </table:table-cell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Video_360x240_20mb.mp4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320x240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51611" calcext:value-type="float">
            <text:p>525161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mpleVideo_640x360_5mb</text:p>
          </table:table-cell>
          <table:table-cell/>
          <table:table-cell office:value-type="string" calcext:value-type="string">
            <text:p>mpeg4</text:p>
          </table:table-cell>
          <table:table-cell office:value-type="string" calcext:value-type="string">
            <text:p>640 × 360</text:p>
          </table:table-cell>
          <table:table-cell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042737" calcext:value-type="float">
            <text:p>21042737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mpleVideo_640x360_20mb(1)</text:p>
          </table:table-cell>
          <table:table-cell/>
          <table:table-cell office:value-type="string" calcext:value-type="string">
            <text:p>mpeg4</text:p>
          </table:table-cell>
          <table:table-cell office:value-type="string" calcext:value-type="string">
            <text:p>640 × 368</text:p>
          </table:table-cell>
          <table:table-cell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0162" calcext:value-type="float">
            <text:p>4101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MPEG-4 </text:p>
          </table:table-cell>
          <table:table-cell office:value-type="string" calcext:value-type="string">
            <text:p>560 × 320</text:p>
          </table:table-cell>
          <table:table-cell office:value-type="float" office:value="496" calcext:value-type="float">
            <text:p>49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256964" calcext:value-type="float">
            <text:p>4425696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nowy Trees - 7328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3840 × 2160</text:p>
          </table:table-cell>
          <table:table-cell office:value-type="float" office:value="12239" calcext:value-type="float">
            <text:p>1223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392902" calcext:value-type="float">
            <text:p>273929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undWaveAlphaMatteVidevo</text:p>
          </table:table-cell>
          <table:table-cell/>
          <table:table-cell office:value-type="string" calcext:value-type="string">
            <text:p>H.264 </text:p>
          </table:table-cell>
          <table:table-cell office:value-type="string" calcext:value-type="string">
            <text:p>1280 × 720</text:p>
          </table:table-cell>
          <table:table-cell office:value-type="float" office:value="13690" calcext:value-type="float">
            <text:p>1369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72148" calcext:value-type="float">
            <text:p>227214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_trails</text:p>
          </table:table-cell>
          <table:table-cell/>
          <table:table-cell office:value-type="string" calcext:value-type="string">
            <text:p>MPEG-4 Video</text:p>
          </table:table-cell>
          <table:table-cell office:value-type="string" calcext:value-type="string">
            <text:p>1280 × 720</text:p>
          </table:table-cell>
          <table:table-cell office:value-type="float" office:value="712" calcext:value-type="float">
            <text:p>712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444727" calcext:value-type="float">
            <text:p>1844472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nrise - 1844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5329" calcext:value-type="float">
            <text:p>532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850638" calcext:value-type="float">
            <text:p>74850638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aiwanese_pancake_with_egg_dan_bng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2726" calcext:value-type="float">
            <text:p>272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0220767" calcext:value-type="float">
            <text:p>130220767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e_Country_3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19908" calcext:value-type="float">
            <text:p>19908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61276" calcext:value-type="float">
            <text:p>116127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test_ts</text:p>
          </table:table-cell>
          <table:table-cell/>
          <table:table-cell office:value-type="string" calcext:value-type="string">
            <text:p>MPEG-2</text:p>
          </table:table-cell>
          <table:table-cell office:value-type="string" calcext:value-type="string">
            <text:p>720 × 480</text:p>
          </table:table-cell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884750" calcext:value-type="float">
            <text:p>55884750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ow_to_cook_fried_noodles_in_chinese_wok_properly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2704" calcext:value-type="float">
            <text:p>270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509800" calcext:value-type="float">
            <text:p>6250980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ger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21173" calcext:value-type="float">
            <text:p>21173</text:p>
          </table:table-cell>
          <table:table-cell office:value-type="float" office:value="29.97" calcext:value-type="float">
            <text:p>29.97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659253" calcext:value-type="float">
            <text:p>57659253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ointing_and_calling_japanese_safety_standard_at_railway_companies_toyota_hd_1080p</text:p>
          </table:table-cell>
          <table:table-cell/>
          <table:table-cell office:value-type="string" calcext:value-type="string">
            <text:p>H.264 </text:p>
          </table:table-cell>
          <table:table-cell office:value-type="string" calcext:value-type="string">
            <text:p>1920 × 1080</text:p>
          </table:table-cell>
          <table:table-cell office:value-type="float" office:value="1821" calcext:value-type="float">
            <text:p>1821</text:p>
          </table:table-cell>
          <table:table-cell office:value-type="float" office:value="29.97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128192" calcext:value-type="float">
            <text:p>6912819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3106</text:p>
          </table:table-cell>
          <table:table-cell/>
          <table:table-cell office:value-type="string" calcext:value-type="string">
            <text:p>JPEG</text:p>
          </table:table-cell>
          <table:table-cell office:value-type="string" calcext:value-type="string">
            <text:p>720x496</text:p>
          </table:table-cell>
          <table:table-cell office:value-type="float" office:value="32429" calcext:value-type="float">
            <text:p>3242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5268" calcext:value-type="float">
            <text:p>150526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deo-sample</text:p>
          </table:table-cell>
          <table:table-cell/>
          <table:table-cell office:value-type="string" calcext:value-type="string">
            <text:p>MPEG-4 </text:p>
          </table:table-cell>
          <table:table-cell office:value-type="string" calcext:value-type="string">
            <text:p>320x24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46725" calcext:value-type="float">
            <text:p>90467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olume_1.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2406" calcext:value-type="float">
            <text:p>2406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662282" calcext:value-type="float">
            <text:p>1966228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UMetersWhitewithAlphaVidevo</text:p>
          </table:table-cell>
          <table:table-cell/>
          <table:table-cell office:value-type="string" calcext:value-type="string">
            <text:p>Run-length encoding</text:p>
          </table:table-cell>
          <table:table-cell office:value-type="string" calcext:value-type="string">
            <text:p>1920 × 1080</text:p>
          </table:table-cell>
          <table:table-cell office:value-type="float" office:value="26207" calcext:value-type="float">
            <text:p>2620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643604" calcext:value-type="float">
            <text:p>52643604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autiful_beef_wellington_jamie_oliver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2212" calcext:value-type="float">
            <text:p>2212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094938" calcext:value-type="float">
            <text:p>3709493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apan_railways_jr_train_bahn_zug_vonat_vasut__ziu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2379" calcext:value-type="float">
            <text:p>237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99839" calcext:value-type="float">
            <text:p>83998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 Hawaiian BBQ Chicken Kabobs on the Grill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9815" calcext:value-type="float">
            <text:p>981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49762" calcext:value-type="float">
            <text:p>1004976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asy Hawaiian BBQ Chicken Kabobs on the Grill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724 × 720</text:p>
          </table:table-cell>
          <table:table-cell office:value-type="float" office:value="1363" calcext:value-type="float">
            <text:p>1363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793756" calcext:value-type="float">
            <text:p>2879375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SOcast 105 Light_ Starstruck by the Small Magellanic Cloud 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3244" calcext:value-type="float">
            <text:p>324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953398" calcext:value-type="float">
            <text:p>17953398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SOcast 171 Light_ Colourful Celestial Landscape (4K UHD)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1523" calcext:value-type="float">
            <text:p>152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671239" calcext:value-type="float">
            <text:p>16671239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SOCast 183 Light_ Stunning Exoplanet Time-lapse (4K UHD)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× 1080</text:p>
          </table:table-cell>
          <table:table-cell office:value-type="float" office:value="1338" calcext:value-type="float">
            <text:p>1338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891817" calcext:value-type="float">
            <text:p>1489181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w to Make Meatballs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x 720 </text:p>
          </table:table-cell>
          <table:table-cell office:value-type="float" office:value="918" calcext:value-type="float">
            <text:p>918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536568" calcext:value-type="float">
            <text:p>53536568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ky_jump_experience_at_the_sky_tower_1080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920 x 1080</text:p>
          </table:table-cell>
          <table:table-cell office:value-type="float" office:value="4992" calcext:value-type="float">
            <text:p>4992</text:p>
          </table:table-cell>
          <table:table-cell office:value-type="float" office:value="23.98" calcext:value-type="float">
            <text:p>23.98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072750" calcext:value-type="float">
            <text:p>15072750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merican Transportation 2018 _ Japan technology _ USA Technology _ New Technology 2018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x 720</text:p>
          </table:table-cell>
          <table:table-cell office:value-type="float" office:value="1026" calcext:value-type="float">
            <text:p>102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044062" calcext:value-type="float">
            <text:p>160440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gentina dove hunting with C&amp;C Outfitters - Short video 2018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080 x 720</text:p>
          </table:table-cell>
          <table:table-cell office:value-type="float" office:value="4134" calcext:value-type="float">
            <text:p>413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20776" calcext:value-type="float">
            <text:p>152077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o - A CGI Animated Short film by Pixar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× 720</text:p>
          </table:table-cell>
          <table:table-cell office:value-type="float" office:value="44100" calcext:value-type="float">
            <text:p>44100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2656653" calcext:value-type="float">
            <text:p>2,656,65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DHAL JAWANI RASGULLA _ NICE VIDEO _ SHORT VIDEO _ 3KVIDEOZ _ MUST WATCH _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640 x 360</text:p>
          </table:table-cell>
          <table:table-cell office:value-type="float" office:value="730" calcext:value-type="float">
            <text:p>730</text:p>
          </table:table-cell>
          <table:table-cell office:value-type="float" office:value="29.97" calcext:value-type="float">
            <text:p>29.97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7101921" calcext:value-type="float">
            <text:p>7,101,92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URWA DAM AERIAL FOOTAGE SHORT VIDEO HD -RANCHI # SPORTS MODE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080 x 720</text:p>
          </table:table-cell>
          <table:table-cell office:value-type="float" office:value="2379" calcext:value-type="float">
            <text:p>2379</text:p>
          </table:table-cell>
          <table:table-cell office:value-type="float" office:value="23.77" calcext:value-type="float">
            <text:p>23.77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5229435" calcext:value-type="float">
            <text:p>5,229,4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od video_ Heart-shaped steamed eggs_Tiny Cooking _ Hobby Cook 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080 x 720</text:p>
          </table:table-cell>
          <table:table-cell office:value-type="float" office:value="693" calcext:value-type="float">
            <text:p>693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11324429" calcext:value-type="float">
            <text:p>11,324,429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onnichiwa_ and _Sayonara_ in Japan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854 x 480</text:p>
          </table:table-cell>
          <table:table-cell office:value-type="float" office:value="946" calcext:value-type="float">
            <text:p>946</text:p>
          </table:table-cell>
          <table:table-cell office:value-type="float" office:value="23.98" calcext:value-type="float">
            <text:p>23.9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751442" calcext:value-type="float">
            <text:p>751,44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vely Cutest Short leg munchkin cat - kittens video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426 x 240</text:p>
          </table:table-cell>
          <table:table-cell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1060212" calcext:value-type="float">
            <text:p>1,060,2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AYA SAAL MEIN TU RAHA HARIHAR _ NICE SHORT CLIPPED VIDEO _ 3KVIDEOZ _ MUST WATCH _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426 x 240</text:p>
          </table:table-cell>
          <table:table-cell office:value-type="float" office:value="395" calcext:value-type="float">
            <text:p>395</text:p>
          </table:table-cell>
          <table:table-cell office:value-type="float" office:value="29.97" calcext:value-type="float">
            <text:p>29.97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1223154" calcext:value-type="float">
            <text:p>1,223,1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Copyright Video - Sea View _ Landscape - short clip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640 x 360</text:p>
          </table:table-cell>
          <table:table-cell office:value-type="float" office:value="749" calcext:value-type="float">
            <text:p>749</text:p>
          </table:table-cell>
          <table:table-cell office:value-type="float" office:value="29.97" calcext:value-type="float">
            <text:p>29.97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2553078" calcext:value-type="float">
            <text:p>2,553,07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rt Time-lapse Video of Stars including a Shooting Star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1280 x 720</text:p>
          </table:table-cell>
          <table:table-cell office:value-type="float" office:value="677" calcext:value-type="float">
            <text:p>677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3162090" calcext:value-type="float">
            <text:p>3,162,09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 Video_ Start Saatkartoffelernte bei Kollege Bernhard</text:p>
          </table:table-cell>
          <table:table-cell/>
          <table:table-cell office:value-type="string" calcext:value-type="string">
            <text:p>H.264</text:p>
          </table:table-cell>
          <table:table-cell office:value-type="string" calcext:value-type="string">
            <text:p>854 x 480</text:p>
          </table:table-cell>
          <table:table-cell office:value-type="float" office:value="1256" calcext:value-type="float">
            <text:p>1256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 table:number-rows-repeated="6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5">
          <table:table-cell/>
          <table:table-cell table:style-name="ce3"/>
          <table:table-cell table:number-columns-repeated="9"/>
          <table:table-cell table:style-name="Default" table:number-columns-repeated="3"/>
          <table:table-cell table:number-columns-repeated="1010"/>
        </table:table-row>
        <table:table-row table:style-name="ro1" table:number-rows-repeated="4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Default" table:number-columns-repeated="11"/>
          <table:table-cell/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74">
          <table:table-cell table:number-columns-repeated="1024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09:35:34.201374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19T11:06:26Z</meta:creation-date>
    <dc:date>2019-04-25T10:21:38.478524557</dc:date>
    <meta:editing-cycles>99</meta:editing-cycles>
    <meta:editing-duration>PT7H59M51S</meta:editing-duration>
    <meta:document-statistic meta:table-count="1" meta:cell-count="920" meta:object-count="0"/>
  </office:meta>
</office:document-meta>
</file>